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47d2b" officeooo:paragraph-rsid="00047d2b"/>
    </style:style>
    <style:style style:name="P2" style:family="paragraph" style:parent-style-name="Heading_20_2">
      <style:text-properties officeooo:rsid="00047d2b" officeooo:paragraph-rsid="00047d2b"/>
    </style:style>
    <style:style style:name="P3" style:family="paragraph" style:parent-style-name="Heading_20_3">
      <style:paragraph-properties fo:text-align="end" style:justify-single-word="false"/>
      <style:text-properties officeooo:rsid="00047d2b" officeooo:paragraph-rsid="00047d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’m the centered heading</text:h>
      <text:h text:style-name="P2" text:outline-level="2">I’m the left-aligned heading</text:h>
      <text:h text:style-name="P3" text:outline-level="3">I’m the right-aligned heading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1T16:19:46.019639307</meta:creation-date>
    <dc:date>2020-03-01T16:32:30.775768639</dc:date>
    <meta:editing-duration>PT12M44S</meta:editing-duration>
    <meta:editing-cycles>3</meta:editing-cycles>
    <meta:generator>LibreOffice/6.4.1.2$MacOSX_X86_64 LibreOffice_project/4d224e95b98b138af42a64d84056446d09082932</meta:generator>
    <meta:document-statistic meta:table-count="0" meta:image-count="0" meta:object-count="0" meta:page-count="1" meta:paragraph-count="3" meta:word-count="12" meta:character-count="81" meta:non-whitespace-character-count="72"/>
  </office:meta>
</office:document-meta>
</file>